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Heading_20_2">
      <style:paragraph-properties fo:break-before="page"/>
    </style:style>
    <style:style style:name="P11" style:family="paragraph" style:parent-style-name="Heading_20_2">
      <style:text-properties fo:font-weight="normal" style:font-weight-asian="normal" style:font-weight-complex="normal"/>
    </style:style>
    <style:style style:name="P12"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3" style:family="paragraph" style:parent-style-name="Standard" style:list-style-name="L1"/>
    <style:style style:name="P14" style:family="paragraph" style:parent-style-name="Contents_20_1">
      <style:paragraph-properties>
        <style:tab-stops>
          <style:tab-stop style:position="16.51cm" style:type="right" style:leader-style="dotted" style:leader-text="."/>
        </style:tab-stops>
      </style:paragraph-properties>
    </style:style>
    <style:style style:name="P15"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lastimatch Users Guide</text:p>
      <text:p text:style-name="P1"/>
      <text:p text:style-name="P7">Gregory C. Sharp<text:line-break/>Revision <text:editing-cycles>213</text:editing-cycles><text:line-break/><text:modification-date style:data-style-name="N76">August 8,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Users documentation<text:tab/>1</text:p>
          <text:p text:style-name="P15">1.1Getting started<text:tab/>1</text:p>
          <text:p text:style-name="P15">1.2Description of programs<text:tab/>1</text:p>
          <text:p text:style-name="P15">1.3Quick Start Guide<text:tab/>3</text:p>
          <text:p text:style-name="P15">1.4Example registration parameter file<text:tab/>4</text:p>
          <text:p text:style-name="P15">1.5Listing of registration parameters<text:tab/>5</text:p>
          <text:p text:style-name="P15">1.6Internal processing – main loop<text:tab/>8</text:p>
        </text:index-body>
      </text:table-of-content>
      <text:p text:style-name="Standard"/>
      <text:p text:style-name="Standard"/>
      <text:h text:style-name="Heading_20_1" text:outline-level="1">U<text:span text:style-name="T1">sers documentation</text:span></text:h>
      <text:h text:style-name="P11" text:outline-level="2">Getting started</text:h>
      <text:p text:style-name="Standard"/>
      <text:p text:style-name="P6">The source code resides on forge.abcd.harvard.edu, in an SVN repository.</text:p>
      <text:h text:style-name="P11" text:outline-level="2">Description of programs</text:h>
      <text:p text:style-name="P5"/>
      <text:p text:style-name="Standard">These are all written in C or C++, and run on Windows or Linux. <text:s/>Some of these programs use explicit byte swapping, and will not run on big-endian processors such as SPARC.</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10"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10"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 of the filter (in voxels)</text:p>
      <text:p text:style-name="Standard">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8">option</text:p>
          </table:table-cell>
          <table:table-cell table:style-name="Table5.A1" office:value-type="string">
            <text:p text:style-name="P8">stage</text:p>
          </table:table-cell>
          <table:table-cell table:style-name="Table5.C1" office:value-type="string">
            <text:p text:style-name="P8">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text:soft-page-break/>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8">xform</text:p>
          </table:table-cell>
          <table:table-cell table:style-name="Table3.A1" office:value-type="string">
            <text:p text:style-name="P8">optim</text:p>
          </table:table-cell>
          <table:table-cell table:style-name="Table3.C1" office:value-type="string">
            <text:p text:style-name="P8">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1">
        <text:list-item>
          <text:p text:style-name="P13">Default values are: xform=rigid, optim=versor, impl=itk.</text:p>
        </text:list-item>
        <text:list-item>
          <text:p text:style-name="P13">Amoeba is reported not to work.</text:p>
        </text:list-item>
        <text:list-item>
          <text:p text:style-name="P13">B-spline with steepest descent optimization is only supported on gpuit_cpu implementation.</text:p>
        </text:list-item>
        <text:list-item>
          <text:p text:style-name="P13">B-spline with lbfgs optimization is only supported on itk implementation.</text:p>
        </text:list-item>
        <text:list-item>
          <text:p text:style-name="P13">B-spline with gpuit_cpu does not yet work.</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option</text:p>
            </table:table-cell>
            <table:table-cell table:style-name="Table4.A1" office:value-type="string">
              <text:p text:style-name="P8">xform+optim+impl</text:p>
            </table:table-cell>
            <table:table-cell table:style-name="Table4.C1" office:value-type="string">
              <text:p text:style-name="P8">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line-break/>mi<text:line-break/>mattes</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text:soft-page-break/>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line-break/>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10"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08-08T20:16:37</dc:date>
    <meta:editing-cycles>213</meta:editing-cycles>
    <meta:editing-duration>P3DT8H51M0S</meta:editing-duration>
    <meta:user-defined meta:name="Info 1"/>
    <meta:user-defined meta:name="Info 2"/>
    <meta:user-defined meta:name="Info 3"/>
    <meta:user-defined meta:name="Info 4"/>
    <meta:document-statistic meta:table-count="5" meta:image-count="0" meta:object-count="0" meta:page-count="8" meta:paragraph-count="313" meta:word-count="1367" meta:character-count="8037"/>
  </office:meta>
</office:document-meta>
</file>